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style:font-name-complex="Georgia"/>
    </style:style>
    <style:style style:name="P2" style:family="paragraph" style:parent-style-name="Standard">
      <style:paragraph-properties fo:margin-top="0in" fo:margin-bottom="0in" style:contextual-spacing="false" fo:text-align="center" style:justify-single-word="false"/>
      <style:text-properties style:font-name="Georgia" style:font-name-complex="Georgia"/>
    </style:style>
    <style:style style:name="P3" style:family="paragraph" style:parent-style-name="Standard" style:master-page-name="Standard">
      <style:paragraph-properties fo:margin-top="0in" fo:margin-bottom="0in" style:contextual-spacing="false" style:page-number="auto"/>
      <style:text-properties style:font-name="Georgia" style:font-name-complex="Georgia"/>
    </style:style>
    <style:style style:name="T1" style:family="text">
      <style:text-properties officeooo:rsid="001a69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en I was a younger lad, my father told me one important thing and I've never forgot it.</text:p>
      <text:p text:style-name="P1"/>
      <text:p text:style-name="P2">"Don't sweat the small stuff."</text:p>
      <text:p text:style-name="P1"/>
      <text:p text:style-name="P1">That is to say, don't bother with that which you know you don't have any say over. The things you don't have anything to gain from. Leave it to the side. Leave it alone.</text:p>
      <text:p text:style-name="P1"/>
      <text:p text:style-name="P1">On most days that's easier said than done. That moment will come when the small thing will be sitting there. It will be tempting to touch and look at. Leave it alone. Don't go after that which you know you shouldn't.</text:p>
      <text:p text:style-name="P1"/>
      <text:p text:style-name="P1">Had I known years ago what I know now. I wouldn't have even bothered with sweating the small stuff, as my father had wisely stated.</text:p>
      <text:p text:style-name="P1"/>
      <text:p text:style-name="P1">But what can you do? A person must come to the knowledge of their own accord. I suppose that's where my story begins.</text:p>
      <text:p text:style-name="P1"/>
      <text:p text:style-name="P1">It was rainy outside. Not a hard rain. It was more of a gentle rain. The first of the season. You know that first rainy day smell where you just can't get enough of it? Yeah that was it.</text:p>
      <text:p text:style-name="P1"/>
      <text:p text:style-name="P1">I stood out in the rain. It was hitting me all over. I forgot to wear a jacket to work that day. It didn't matter to me though. I was enjoying the rain.</text:p>
      <text:p text:style-name="P1"/>
      <text:p text:style-name="P1"><text:soft-page-break/>Other people were not enjoying the rain as I was. They were running to and fro. Hurriedly trying to get to their destination.</text:p>
      <text:p text:style-name="P1"/>
      <text:p text:style-name="P1">If they had taken the time to stop for a moment and realize what it was they were missing. I doubt anyone would have bothered to even get to work that morning.</text:p>
      <text:p text:style-name="P1"/>
      <text:p text:style-name="P1">There was an alien spaceship flying overhead. At least I think it was alien. The craft wasn't anything I had ever seen or encountered before. It was something different. Something unique for sure.</text:p>
      <text:p text:style-name="P1"/>
      <text:p text:style-name="P1">At this point in time, work was the small stuff... and the freaking alien mother ship was the big <text:span text:style-name="T1">enormous</text:span> thing that had to be dealt with.</text:p>
      <text:p text:style-name="P1"/>
      <text:p text:style-name="P1">I figured it was my time to do something about it.</text:p>
      <text:p text:style-name="P1"/>
      <text:p text:style-name="P1">It didn't take long for the aliens to realize I was up to something. They had me in some kind of relocation beam. It was a blue beam that shot out from the bottom side of the ship. It had me frozen in space. I couldn't move a muscle.</text:p>
      <text:p text:style-name="P1"/>
      <text:p text:style-name="P1">All I could do was watch as I was being pulled upwards into the ship and away from the planet.</text:p>
      <text:p text:style-name="P1"/>
      <text:p text:style-name="P1">On the ship, I floated for I don't know how long. I could see through the bottom of the ship as it moved away from Earth. Above the people, through the clouds, and into space. If I hadn't been so freaked out I probably would have been in awe at what I was witnessing.</text:p>
      <text:p text:style-name="P1"><text:soft-page-break/></text:p>
      <text:p text:style-name="P1">There was nothing I could do. I was their prisoner. They knew it. I knew it.</text:p>
      <text:p text:style-name="P1"/>
      <text:p text:style-name="P1">I was taken from the main holding area to another holding area where I was free to move about the room. Well it wasn't really a room. There were no walls. The openings glowed a nice green color. I had seen my share of science fiction over the years. I figured it was some kind of force field.</text:p>
      <text:p text:style-name="P1"/>
      <text:p text:style-name="P1">Didn't dare touching that thing. Who knows if it would give me a mild shock or throw me across the room on my ass. I decided the next best thing. Sit in the middle of the room cross legged and wait. Wait for someone to come to me.</text:p>
      <text:p text:style-name="P1"/>
      <text:p text:style-name="P1">I wasn't going an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1" svg:font-family="Calibri"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fo:color="#00000a" style:font-name="Calibri" fo:font-family="Calibri" style:font-family-generic="roman" style:font-pitch="variable" fo:font-size="11pt" fo:language="en" fo:country="US" style:letter-kerning="true" style:font-name-asian="SimSun" style:font-family-asian="SimSun" style:font-pitch-asian="variable" style:font-size-asian="11pt" style:language-asian="en" style:country-asian="US" style:font-name-complex="Calibri1" style:font-family-complex="Calibri"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80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dc:title>
    <meta:creation-date>2014-05-23T11:40:32.528000000</meta:creation-date>
    <meta:editing-cycles>2</meta:editing-cycles>
    <meta:editing-duration>P11DT3H31M44S</meta:editing-duration>
    <meta:generator>LibreOffice/4.2.8.2$Linux_X86_64 LibreOffice_project/420m0$Build-2</meta:generator>
    <dc:date>2015-05-27T17:11:32.325207999</dc:date>
    <dc:creator>Kyle Eggleston</dc:creator>
    <meta:document-statistic meta:table-count="0" meta:image-count="0" meta:object-count="0" meta:page-count="3" meta:paragraph-count="20" meta:word-count="593" meta:character-count="2975" meta:non-whitespace-character-count="2402"/>
  </office:meta>
</office:document-meta>
</file>